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Mono" officeooo:rsid="0010813a" officeooo:paragraph-rsid="0010813a"/>
    </style:style>
    <style:style style:name="P2" style:family="paragraph" style:parent-style-name="Preformatted_20_Text">
      <style:text-properties style:font-name="Liberation Mono" officeooo:rsid="0010813a" officeooo:paragraph-rsid="001167d1"/>
    </style:style>
    <style:style style:name="P3" style:family="paragraph" style:parent-style-name="Preformatted_20_Text">
      <style:text-properties style:font-name="Liberation Mono" officeooo:rsid="0010813a" officeooo:paragraph-rsid="00128b4f"/>
    </style:style>
    <style:style style:name="P4" style:family="paragraph" style:parent-style-name="Preformatted_20_Text">
      <style:text-properties style:font-name="Liberation Mono" officeooo:rsid="0010813a" officeooo:paragraph-rsid="006c6298"/>
    </style:style>
    <style:style style:name="P5" style:family="paragraph" style:parent-style-name="Preformatted_20_Text">
      <style:text-properties style:font-name="Liberation Mono" officeooo:rsid="0010813a" officeooo:paragraph-rsid="006a47c5"/>
    </style:style>
    <style:style style:name="P6" style:family="paragraph" style:parent-style-name="Preformatted_20_Text">
      <style:text-properties style:font-name="Liberation Mono" officeooo:rsid="0010813a" officeooo:paragraph-rsid="006c3cb6"/>
    </style:style>
    <style:style style:name="P7" style:family="paragraph" style:parent-style-name="Preformatted_20_Text">
      <style:text-properties style:font-name="Liberation Mono" officeooo:rsid="0010813a" officeooo:paragraph-rsid="0072bc92"/>
    </style:style>
    <style:style style:name="P8" style:family="paragraph" style:parent-style-name="Preformatted_20_Text">
      <style:text-properties style:font-name="Liberation Mono" officeooo:rsid="0010813a" officeooo:paragraph-rsid="007de948"/>
    </style:style>
    <style:style style:name="P9" style:family="paragraph" style:parent-style-name="Preformatted_20_Text">
      <style:text-properties style:font-name="Liberation Mono" officeooo:rsid="001167d1" officeooo:paragraph-rsid="001167d1"/>
    </style:style>
    <style:style style:name="P10" style:family="paragraph" style:parent-style-name="Preformatted_20_Text">
      <style:text-properties style:font-name="Liberation Mono" officeooo:rsid="001167d1" officeooo:paragraph-rsid="00876cdf"/>
    </style:style>
    <style:style style:name="P11" style:family="paragraph" style:parent-style-name="Preformatted_20_Text">
      <style:text-properties style:font-name="Liberation Mono" style:text-underline-style="solid" style:text-underline-width="auto" style:text-underline-color="font-color" officeooo:rsid="0010813a" officeooo:paragraph-rsid="00128b4f"/>
    </style:style>
    <style:style style:name="P12" style:family="paragraph" style:parent-style-name="Preformatted_20_Text">
      <style:text-properties style:font-name="Liberation Mono" style:text-underline-style="solid" style:text-underline-width="auto" style:text-underline-color="font-color" officeooo:rsid="0010813a" officeooo:paragraph-rsid="0010813a"/>
    </style:style>
    <style:style style:name="P13" style:family="paragraph" style:parent-style-name="Preformatted_20_Text">
      <style:text-properties style:font-name="Liberation Mono" style:text-underline-style="solid" style:text-underline-width="auto" style:text-underline-color="font-color" officeooo:rsid="0010813a" officeooo:paragraph-rsid="006c3cb6"/>
    </style:style>
    <style:style style:name="P14" style:family="paragraph" style:parent-style-name="Preformatted_20_Text">
      <style:text-properties style:font-name="Liberation Mono" style:text-underline-style="solid" style:text-underline-width="auto" style:text-underline-color="font-color" officeooo:rsid="001167d1" officeooo:paragraph-rsid="001619b0"/>
    </style:style>
    <style:style style:name="P15" style:family="paragraph" style:parent-style-name="Preformatted_20_Text">
      <style:text-properties style:font-name="Liberation Mono" style:text-underline-style="solid" style:text-underline-width="auto" style:text-underline-color="font-color" officeooo:rsid="00162bc2" officeooo:paragraph-rsid="00162bc2"/>
    </style:style>
    <style:style style:name="P16" style:family="paragraph" style:parent-style-name="Preformatted_20_Text">
      <style:text-properties style:font-name="Liberation Mono" style:text-underline-style="solid" style:text-underline-width="auto" style:text-underline-color="font-color" fo:font-weight="normal" officeooo:rsid="0046ac7e" officeooo:paragraph-rsid="006c3cb6" style:font-weight-asian="normal" style:font-weight-complex="normal"/>
    </style:style>
    <style:style style:name="P17" style:family="paragraph" style:parent-style-name="Preformatted_20_Text">
      <style:text-properties style:font-name="Liberation Mono" style:text-underline-style="solid" style:text-underline-width="auto" style:text-underline-color="font-color" fo:font-weight="normal" officeooo:rsid="0046ac7e" officeooo:paragraph-rsid="0046ac7e" style:font-weight-asian="normal" style:font-weight-complex="normal"/>
    </style:style>
    <style:style style:name="P18" style:family="paragraph" style:parent-style-name="Preformatted_20_Text">
      <style:text-properties style:font-name="Liberation Mono" style:text-underline-style="solid" style:text-underline-width="auto" style:text-underline-color="font-color" fo:font-weight="normal" officeooo:rsid="0020bb9f" officeooo:paragraph-rsid="006c3cb6" style:font-weight-asian="normal" style:font-weight-complex="normal"/>
    </style:style>
    <style:style style:name="P19" style:family="paragraph" style:parent-style-name="Preformatted_20_Text">
      <style:text-properties style:font-name="Liberation Mono" style:text-underline-style="solid" style:text-underline-width="auto" style:text-underline-color="font-color" fo:font-weight="normal" officeooo:rsid="004ba4e6" officeooo:paragraph-rsid="006c3cb6" style:font-weight-asian="normal" style:font-weight-complex="normal"/>
    </style:style>
    <style:style style:name="P20" style:family="paragraph" style:parent-style-name="Preformatted_20_Text">
      <style:text-properties style:font-name="Liberation Mono" style:text-underline-style="solid" style:text-underline-width="auto" style:text-underline-color="font-color" fo:font-weight="normal" officeooo:rsid="002f1f74" officeooo:paragraph-rsid="002f1f74" style:font-weight-asian="normal" style:font-weight-complex="normal"/>
    </style:style>
    <style:style style:name="P21" style:family="paragraph" style:parent-style-name="Preformatted_20_Text">
      <style:text-properties style:font-name="Liberation Mono" style:text-underline-style="solid" style:text-underline-width="auto" style:text-underline-color="font-color" fo:font-weight="normal" officeooo:rsid="002f1f74" officeooo:paragraph-rsid="006c3cb6" style:font-weight-asian="normal" style:font-weight-complex="normal"/>
    </style:style>
    <style:style style:name="P22" style:family="paragraph" style:parent-style-name="Preformatted_20_Text">
      <style:text-properties style:font-name="Liberation Mono" style:text-underline-style="solid" style:text-underline-width="auto" style:text-underline-color="font-color" fo:font-weight="normal" officeooo:rsid="002f1f74" officeooo:paragraph-rsid="006904e1" style:font-weight-asian="normal" style:font-weight-complex="normal"/>
    </style:style>
    <style:style style:name="P23" style:family="paragraph" style:parent-style-name="Preformatted_20_Text">
      <style:text-properties style:font-name="Liberation Mono" style:text-underline-style="solid" style:text-underline-width="auto" style:text-underline-color="font-color" officeooo:rsid="004ba4e6" officeooo:paragraph-rsid="006c3cb6"/>
    </style:style>
    <style:style style:name="P24" style:family="paragraph" style:parent-style-name="Preformatted_20_Text">
      <style:text-properties style:font-name="Liberation Mono" style:text-underline-style="solid" style:text-underline-width="auto" style:text-underline-color="font-color" officeooo:rsid="0020bb9f" officeooo:paragraph-rsid="0020bb9f"/>
    </style:style>
    <style:style style:name="P25" style:family="paragraph" style:parent-style-name="Preformatted_20_Text">
      <style:paragraph-properties fo:text-align="center" style:justify-single-word="false"/>
      <style:text-properties style:font-name="Liberation Mono" fo:font-size="18pt" fo:font-weight="bold" officeooo:rsid="00538de5" officeooo:paragraph-rsid="00538de5" style:font-size-asian="18pt" style:font-weight-asian="bold" style:font-size-complex="18pt" style:font-weight-complex="bold"/>
    </style:style>
    <style:style style:name="P26" style:family="paragraph" style:parent-style-name="Preformatted_20_Text">
      <style:text-properties style:font-name="Liberation Mono" fo:font-weight="bold" officeooo:rsid="0010813a" officeooo:paragraph-rsid="0010813a" style:font-weight-asian="bold" style:font-weight-complex="bold"/>
    </style:style>
    <style:style style:name="P27" style:family="paragraph" style:parent-style-name="Preformatted_20_Text">
      <style:paragraph-properties fo:text-align="center" style:justify-single-word="false"/>
      <style:text-properties style:font-name="Liberation Mono" fo:font-size="14pt" fo:font-weight="bold" officeooo:rsid="0010813a" officeooo:paragraph-rsid="0010813a" style:font-size-asian="14pt" style:font-weight-asian="bold" style:font-size-complex="14pt" style:font-weight-complex="bold"/>
    </style:style>
    <style:style style:name="P28" style:family="paragraph" style:parent-style-name="Preformatted_20_Text">
      <style:paragraph-properties fo:text-align="center" style:justify-single-word="false"/>
      <style:text-properties style:font-name="Liberation Mono" fo:font-size="14pt" fo:font-weight="bold" officeooo:rsid="00178adc" officeooo:paragraph-rsid="00178adc" style:font-size-asian="14pt" style:font-weight-asian="bold" style:font-size-complex="14pt" style:font-weight-complex="bold"/>
    </style:style>
    <style:style style:name="P29" style:family="paragraph" style:parent-style-name="Preformatted_20_Text">
      <style:paragraph-properties fo:text-align="center" style:justify-single-word="false"/>
      <style:text-properties style:font-name="Liberation Mono" fo:font-size="14pt" style:text-underline-style="solid" style:text-underline-width="auto" style:text-underline-color="font-color" fo:font-weight="bold" officeooo:rsid="00162bc2" officeooo:paragraph-rsid="00162bc2" style:font-size-asian="14pt" style:font-weight-asian="bold" style:font-size-complex="14pt" style:font-weight-complex="bold"/>
    </style:style>
    <style:style style:name="P30" style:family="paragraph" style:parent-style-name="Preformatted_20_Text">
      <style:paragraph-properties fo:text-align="center" style:justify-single-word="false"/>
      <style:text-properties style:font-name="Liberation Mono" fo:font-size="14pt" style:text-underline-style="none" fo:font-weight="bold" officeooo:rsid="002f1f74" officeooo:paragraph-rsid="002f1f74" style:font-size-asian="14pt" style:font-weight-asian="bold" style:font-size-complex="14pt" style:font-weight-complex="bold"/>
    </style:style>
    <style:style style:name="P31" style:family="paragraph" style:parent-style-name="Preformatted_20_Text">
      <style:text-properties style:font-name="Liberation Mono" style:text-underline-style="none" fo:font-weight="normal" officeooo:rsid="002f1f74" officeooo:paragraph-rsid="006a47c5" style:font-weight-asian="normal" style:font-weight-complex="normal"/>
    </style:style>
    <style:style style:name="P32" style:family="paragraph" style:parent-style-name="Preformatted_20_Text">
      <style:text-properties style:font-name="Liberation Mono" style:text-underline-style="none" fo:font-weight="normal" officeooo:rsid="002f1f74" officeooo:paragraph-rsid="006c3cb6" style:font-weight-asian="normal" style:font-weight-complex="normal"/>
    </style:style>
    <style:style style:name="P33" style:family="paragraph" style:parent-style-name="Preformatted_20_Text">
      <style:text-properties style:font-name="Liberation Mono" style:text-underline-style="none" fo:font-weight="normal" officeooo:rsid="002f1f74" officeooo:paragraph-rsid="002f1f74" style:font-weight-asian="normal" style:font-weight-complex="normal"/>
    </style:style>
    <style:style style:name="P34" style:family="paragraph" style:parent-style-name="Preformatted_20_Text">
      <style:text-properties style:font-name="Liberation Mono" style:text-underline-style="none" fo:font-weight="normal" officeooo:rsid="002f1f74" officeooo:paragraph-rsid="006904e1" style:font-weight-asian="normal" style:font-weight-complex="normal"/>
    </style:style>
    <style:style style:name="P35" style:family="paragraph" style:parent-style-name="Preformatted_20_Text">
      <style:text-properties style:font-name="Liberation Mono" style:text-underline-style="none" fo:font-weight="normal" officeooo:rsid="002f1f74" officeooo:paragraph-rsid="0072bc92" style:font-weight-asian="normal" style:font-weight-complex="normal"/>
    </style:style>
    <style:style style:name="P36" style:family="paragraph" style:parent-style-name="Preformatted_20_Text">
      <style:text-properties style:font-name="Liberation Mono" style:text-underline-style="none" fo:font-weight="normal" officeooo:rsid="0020bb9f" officeooo:paragraph-rsid="0020bb9f" style:font-weight-asian="normal" style:font-weight-complex="normal"/>
    </style:style>
    <style:style style:name="P37" style:family="paragraph" style:parent-style-name="Preformatted_20_Text">
      <style:text-properties style:font-name="Liberation Mono" style:text-underline-style="none" fo:font-weight="normal" officeooo:rsid="006143b8" officeooo:paragraph-rsid="006143b8" style:font-weight-asian="normal" style:font-weight-complex="normal"/>
    </style:style>
    <style:style style:name="P38" style:family="paragraph" style:parent-style-name="Preformatted_20_Text">
      <style:text-properties style:font-name="Liberation Mono" style:text-underline-style="none" fo:font-weight="normal" officeooo:rsid="0048dd4b" officeooo:paragraph-rsid="0048dd4b" style:font-weight-asian="normal" style:font-weight-complex="normal"/>
    </style:style>
    <style:style style:name="P39" style:family="paragraph" style:parent-style-name="Preformatted_20_Text">
      <style:text-properties style:font-name="Liberation Mono" style:text-underline-style="none" officeooo:rsid="004ba4e6" officeooo:paragraph-rsid="004ba4e6"/>
    </style:style>
    <style:style style:name="P40" style:family="paragraph" style:parent-style-name="Preformatted_20_Text">
      <style:text-properties style:font-name="Liberation Mono" style:text-underline-style="none" officeooo:rsid="004bf4ea" officeooo:paragraph-rsid="004bf4ea"/>
    </style:style>
    <style:style style:name="P41" style:family="paragraph" style:parent-style-name="Preformatted_20_Text">
      <style:text-properties style:font-name="Liberation Mono" style:text-underline-style="none" officeooo:rsid="004ef4ed" officeooo:paragraph-rsid="004ef4ed"/>
    </style:style>
    <style:style style:name="P42" style:family="paragraph" style:parent-style-name="Preformatted_20_Text">
      <style:text-properties style:font-name="Liberation Mono" officeooo:rsid="0018778b" officeooo:paragraph-rsid="006a47c5"/>
    </style:style>
    <style:style style:name="P43" style:family="paragraph" style:parent-style-name="Preformatted_20_Text">
      <style:text-properties style:font-name="Liberation Mono" officeooo:rsid="0026e5a0" officeooo:paragraph-rsid="006c3cb6"/>
    </style:style>
    <style:style style:name="P44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widows="1" fo:text-indent="0cm" style:auto-text-indent="false" fo:padding="0cm" fo:border="none"/>
      <style:text-properties style:font-name="Liberation Mono" officeooo:rsid="0010813a" officeooo:paragraph-rsid="001167d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00008b" style:font-name="Liberation Mono" fo:font-size="9.75pt" fo:letter-spacing="normal" fo:font-style="normal" fo:font-weight="normal" fo:background-color="#eeeeee" loext:char-shading-value="0" loext:padding="0cm" loext:border="none"/>
    </style:style>
    <style:style style:name="T3" style:family="text">
      <style:text-properties fo:font-variant="normal" fo:text-transform="none" fo:color="#1a1a1a" style:font-name="Liberation Mono" fo:font-size="9.75pt" fo:letter-spacing="normal" fo:font-style="normal" fo:font-weight="normal" fo:background-color="#eeeeee" loext:char-shading-value="0" loext:padding="0cm" loext:border="none"/>
    </style:style>
    <style:style style:name="T4" style:family="text">
      <style:text-properties fo:font-variant="normal" fo:text-transform="none" fo:color="#1a1a1a" style:font-name="Liberation Mono" fo:font-size="9.75pt" fo:letter-spacing="normal" fo:font-style="normal" fo:font-weight="normal" officeooo:rsid="006c6298" fo:background-color="#eeeeee" loext:char-shading-value="0" loext:padding="0cm" loext:border="none"/>
    </style:style>
    <style:style style:name="T5" style:family="text">
      <style:text-properties fo:font-variant="normal" fo:text-transform="none" fo:color="#1a1a1a" style:font-name="Liberation Mono" fo:font-size="9.75pt" fo:letter-spacing="normal" fo:font-style="normal" fo:font-weight="normal" officeooo:rsid="001619b0" fo:background-color="#ffffff" loext:char-shading-value="0" loext:padding="0cm" loext:border="none"/>
    </style:style>
    <style:style style:name="T6" style:family="text">
      <style:text-properties fo:font-variant="normal" fo:text-transform="none" fo:color="#1a1a1a" style:font-name="Liberation Mono" fo:font-size="9.75pt" fo:letter-spacing="normal" fo:font-style="normal" fo:font-weight="normal" fo:background-color="#ffffff" loext:char-shading-value="0" loext:padding="0cm" loext:border="none"/>
    </style:style>
    <style:style style:name="T7" style:family="text">
      <style:text-properties fo:font-variant="normal" fo:text-transform="none" fo:color="#1a1a1a" style:font-name="Liberation Mono" fo:font-size="9.75pt" fo:letter-spacing="normal" fo:font-style="normal" fo:font-weight="normal" officeooo:rsid="00128b4f" fo:background-color="#ffffff" loext:char-shading-value="0" loext:padding="0cm" loext:border="none"/>
    </style:style>
    <style:style style:name="T8" style:family="text">
      <style:text-properties fo:font-variant="normal" fo:text-transform="none" fo:color="#1a1a1a" style:font-name="Liberation Mono" fo:font-size="9.75pt" fo:letter-spacing="normal" fo:font-style="normal" fo:font-weight="normal" officeooo:rsid="006c6298" fo:background-color="#ffffff" loext:char-shading-value="0" loext:padding="0cm" loext:border="none"/>
    </style:style>
    <style:style style:name="T9" style:family="text">
      <style:text-properties fo:font-variant="normal" fo:text-transform="none" fo:color="#1a1a1a" style:font-name="Liberation Mono" fo:font-size="9.75pt" fo:letter-spacing="normal" fo:font-style="normal" fo:font-weight="normal" officeooo:rsid="0088aece" fo:background-color="#ffffff" loext:char-shading-value="0" loext:padding="0cm" loext:border="none"/>
    </style:style>
    <style:style style:name="T10" style:family="text">
      <style:text-properties fo:font-variant="normal" fo:text-transform="none" fo:color="#1a1a1a" style:font-name="Liberation Mono" fo:font-size="9.75pt" fo:letter-spacing="normal" fo:font-style="normal" style:text-underline-style="solid" style:text-underline-width="auto" style:text-underline-color="font-color" fo:font-weight="normal" officeooo:rsid="001167d1" fo:background-color="#eeeeee" loext:char-shading-value="0" loext:padding="0cm" loext:border="none"/>
    </style:style>
    <style:style style:name="T11" style:family="text">
      <style:text-properties fo:font-variant="normal" fo:text-transform="none" fo:color="#1a1a1a" style:font-name="Liberation Mono" fo:font-size="9.75pt" fo:letter-spacing="normal" fo:font-style="normal" style:text-underline-style="solid" style:text-underline-width="auto" style:text-underline-color="font-color" fo:font-weight="normal" officeooo:rsid="006c6298" fo:background-color="#ffffff" loext:char-shading-value="0" loext:padding="0cm" loext:border="none"/>
    </style:style>
    <style:style style:name="T12" style:family="text">
      <style:text-properties fo:font-variant="normal" fo:text-transform="none" fo:color="#1a1a1a" style:font-name="Liberation Mono" fo:font-size="9.75pt" fo:letter-spacing="normal" fo:font-style="normal" style:text-underline-style="solid" style:text-underline-width="auto" style:text-underline-color="font-color" fo:font-weight="normal" officeooo:rsid="006ca306" fo:background-color="#ffffff" loext:char-shading-value="0" loext:padding="0cm" loext:border="none"/>
    </style:style>
    <style:style style:name="T13" style:family="text">
      <style:text-properties fo:font-variant="normal" fo:text-transform="none" fo:color="#1a1a1a" style:font-name="Liberation Mono" fo:font-size="9.75pt" fo:letter-spacing="normal" fo:font-style="normal" style:text-underline-style="solid" style:text-underline-width="auto" style:text-underline-color="font-color" fo:font-weight="normal" officeooo:rsid="006e9767" fo:background-color="#ffffff" loext:char-shading-value="0" loext:padding="0cm" loext:border="none"/>
    </style:style>
    <style:style style:name="T14" style:family="text">
      <style:text-properties fo:font-variant="normal" fo:text-transform="none" fo:color="#1a1a1a" style:font-name="Liberation Mono" fo:font-size="9.75pt" fo:letter-spacing="normal" fo:font-style="normal" style:text-underline-style="solid" style:text-underline-width="auto" style:text-underline-color="font-color" fo:font-weight="normal" officeooo:rsid="007c7774" fo:background-color="#ffffff" loext:char-shading-value="0" loext:padding="0cm" loext:border="none"/>
    </style:style>
    <style:style style:name="T15" style:family="text">
      <style:text-properties fo:font-variant="normal" fo:text-transform="none" fo:color="#1a1a1a" style:font-name="Liberation Mono" fo:font-size="9.75pt" fo:letter-spacing="normal" fo:font-style="normal" fo:font-weight="bold" fo:background-color="#ffffff" loext:char-shading-value="0" style:font-weight-asian="bold" style:font-weight-complex="bold" loext:padding="0cm" loext:border="none"/>
    </style:style>
    <style:style style:name="T16" style:family="text">
      <style:text-properties fo:font-variant="normal" fo:text-transform="none" fo:color="#000000" style:font-name="Liberation Mono" fo:font-size="9.75pt" fo:letter-spacing="normal" fo:font-style="normal" fo:font-weight="normal" fo:background-color="#eeeeee" loext:char-shading-value="0" loext:padding="0cm" loext:border="none"/>
    </style:style>
    <style:style style:name="T17" style:family="text">
      <style:text-properties officeooo:rsid="001167d1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ce92d" style:font-weight-asian="bold" style:font-weight-complex="bold"/>
    </style:style>
    <style:style style:name="T20" style:family="text">
      <style:text-properties fo:font-weight="bold" officeooo:rsid="001eae5e" style:font-weight-asian="bold" style:font-weight-complex="bold"/>
    </style:style>
    <style:style style:name="T21" style:family="text">
      <style:text-properties fo:font-weight="bold" officeooo:rsid="00221881" style:font-weight-asian="bold" style:font-weight-complex="bold"/>
    </style:style>
    <style:style style:name="T22" style:family="text">
      <style:text-properties fo:font-weight="bold" officeooo:rsid="0025c5c5" style:font-weight-asian="bold" style:font-weight-complex="bold"/>
    </style:style>
    <style:style style:name="T23" style:family="text">
      <style:text-properties officeooo:rsid="00128b4f"/>
    </style:style>
    <style:style style:name="T24" style:family="text">
      <style:text-properties style:text-underline-style="none"/>
    </style:style>
    <style:style style:name="T25" style:family="text">
      <style:text-properties officeooo:rsid="00162bc2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officeooo:rsid="00162bc2"/>
    </style:style>
    <style:style style:name="T28" style:family="text">
      <style:text-properties style:text-underline-style="solid" style:text-underline-width="auto" style:text-underline-color="font-color" officeooo:rsid="001ce92d"/>
    </style:style>
    <style:style style:name="T29" style:family="text">
      <style:text-properties style:text-underline-style="solid" style:text-underline-width="auto" style:text-underline-color="font-color" officeooo:rsid="00221881"/>
    </style:style>
    <style:style style:name="T30" style:family="text">
      <style:text-properties style:text-underline-style="solid" style:text-underline-width="auto" style:text-underline-color="font-color" officeooo:rsid="00383f45"/>
    </style:style>
    <style:style style:name="T31" style:family="text">
      <style:text-properties style:text-underline-style="solid" style:text-underline-width="auto" style:text-underline-color="font-color" officeooo:rsid="003a1b28"/>
    </style:style>
    <style:style style:name="T32" style:family="text">
      <style:text-properties style:text-underline-style="solid" style:text-underline-width="auto" style:text-underline-color="font-color" officeooo:rsid="006143b8"/>
    </style:style>
    <style:style style:name="T33" style:family="text">
      <style:text-properties style:text-underline-style="solid" style:text-underline-width="auto" style:text-underline-color="font-color" officeooo:rsid="00190f35"/>
    </style:style>
    <style:style style:name="T34" style:family="text">
      <style:text-properties style:text-underline-style="solid" style:text-underline-width="auto" style:text-underline-color="font-color" officeooo:rsid="0018b263"/>
    </style:style>
    <style:style style:name="T35" style:family="text">
      <style:text-properties style:text-underline-style="solid" style:text-underline-width="auto" style:text-underline-color="font-color" officeooo:rsid="002d5d73"/>
    </style:style>
    <style:style style:name="T36" style:family="text">
      <style:text-properties style:text-underline-style="solid" style:text-underline-width="auto" style:text-underline-color="font-color" officeooo:rsid="00128b4f"/>
    </style:style>
    <style:style style:name="T37" style:family="text">
      <style:text-properties style:text-underline-style="solid" style:text-underline-width="auto" style:text-underline-color="font-color" officeooo:rsid="006e9767"/>
    </style:style>
    <style:style style:name="T38" style:family="text">
      <style:text-properties style:text-underline-style="solid" style:text-underline-width="auto" style:text-underline-color="font-color" officeooo:rsid="007f4667"/>
    </style:style>
    <style:style style:name="T39" style:family="text">
      <style:text-properties style:text-underline-style="solid" style:text-underline-width="auto" style:text-underline-color="font-color" officeooo:rsid="00825c6d"/>
    </style:style>
    <style:style style:name="T40" style:family="text">
      <style:text-properties officeooo:rsid="0017dfce"/>
    </style:style>
    <style:style style:name="T41" style:family="text">
      <style:text-properties officeooo:rsid="001ce92d"/>
    </style:style>
    <style:style style:name="T42" style:family="text">
      <style:text-properties fo:color="#ff6600" fo:font-weight="bold" style:font-weight-asian="bold" style:font-weight-complex="bold"/>
    </style:style>
    <style:style style:name="T43" style:family="text">
      <style:text-properties officeooo:rsid="001eae5e"/>
    </style:style>
    <style:style style:name="T44" style:family="text">
      <style:text-properties officeooo:rsid="00221881"/>
    </style:style>
    <style:style style:name="T45" style:family="text">
      <style:text-properties officeooo:rsid="0024aea9"/>
    </style:style>
    <style:style style:name="T46" style:family="text">
      <style:text-properties officeooo:rsid="0026e5a0"/>
    </style:style>
    <style:style style:name="T47" style:family="text">
      <style:text-properties officeooo:rsid="002a3c01"/>
    </style:style>
    <style:style style:name="T48" style:family="text">
      <style:text-properties officeooo:rsid="00312a3d"/>
    </style:style>
    <style:style style:name="T49" style:family="text">
      <style:text-properties officeooo:rsid="0032e3c2"/>
    </style:style>
    <style:style style:name="T50" style:family="text">
      <style:text-properties officeooo:rsid="003a1b28"/>
    </style:style>
    <style:style style:name="T51" style:family="text">
      <style:text-properties officeooo:rsid="004c047f"/>
    </style:style>
    <style:style style:name="T52" style:family="text">
      <style:text-properties officeooo:rsid="004d9549"/>
    </style:style>
    <style:style style:name="T53" style:family="text">
      <style:text-properties officeooo:rsid="00551a38"/>
    </style:style>
    <style:style style:name="T54" style:family="text">
      <style:text-properties officeooo:rsid="00588954"/>
    </style:style>
    <style:style style:name="T55" style:family="text">
      <style:text-properties officeooo:rsid="005e4172"/>
    </style:style>
    <style:style style:name="T56" style:family="text">
      <style:text-properties officeooo:rsid="006143b8"/>
    </style:style>
    <style:style style:name="T57" style:family="text">
      <style:text-properties officeooo:rsid="00626d68"/>
    </style:style>
    <style:style style:name="T58" style:family="text">
      <style:text-properties officeooo:rsid="00645810"/>
    </style:style>
    <style:style style:name="T59" style:family="text">
      <style:text-properties officeooo:rsid="006e9767"/>
    </style:style>
    <style:style style:name="T60" style:family="text">
      <style:text-properties officeooo:rsid="00703343"/>
    </style:style>
    <style:style style:name="T61" style:family="text">
      <style:text-properties officeooo:rsid="0079e510"/>
    </style:style>
    <style:style style:name="T62" style:family="text">
      <style:text-properties officeooo:rsid="007c7774"/>
    </style:style>
    <style:style style:name="T63" style:family="text">
      <style:text-properties officeooo:rsid="0083440b"/>
    </style:style>
    <style:style style:name="T64" style:family="text">
      <style:text-properties officeooo:rsid="00876cd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56">Évaluation</text:span> des connaissances</text:p>
      <text:p text:style-name="P25">MEAN</text:p>
      <text:p text:style-name="P26"/>
      <text:p text:style-name="P26"/>
      <text:p text:style-name="P26"/>
      <text:p text:style-name="P27"><text:span text:style-name="T53">Partie 1 – </text:span>Javascript</text:p>
      <text:p text:style-name="P27"/>
      <text:p text:style-name="P1"/>
      <text:p text:style-name="P12">1 - Qu'est ce qui caractérise principalement le langage Javascript <text:span text:style-name="T62">par rapport </text:span>à d'autre langage<text:span text:style-name="T62">s</text:span> tel que PHP, <text:span text:style-name="T60">R</text:span>uby <text:span text:style-name="T60">ou</text:span> <text:span text:style-name="T60">P</text:span>ython ?</text:p>
      <text:p text:style-name="P31"/>
      <text:p text:style-name="P31"/>
      <text:p text:style-name="P31"/>
      <text:p text:style-name="P31"/>
      <text:p text:style-name="P31"/>
      <text:p text:style-name="P31"/>
      <text:p text:style-name="P42"><text:span text:style-name="T33">2 - </text:span><text:span text:style-name="T26">Quelle différence y a-t-il entre une bibl</text:span><text:span text:style-name="T34">i</text:span><text:span text:style-name="T26">othèque et un framework ?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5"><text:span text:style-name="T33">3</text:span><text:span text:style-name="T26"> – Dans le code ci-dessous</text:span></text:p>
      <text:p text:style-name="P1"/>
      <text:p text:style-name="P1">function numGen(callback) {</text:p>
      <text:p text:style-name="P1"><text:s text:c="4"/>var num = Math.Random();</text:p>
      <text:p text:style-name="P1"><text:s text:c="4"/>callback(null, num)</text:p>
      <text:p text:style-name="P1">}</text:p>
      <text:p text:style-name="P1"/>
      <text:p text:style-name="P1">numGen(function(error, data)) {</text:p>
      <text:p text:style-name="P1"><text:s text:c="4"/>console.log(data);</text:p>
      <text:p text:style-name="P1">});</text:p>
      <text:p text:style-name="P1"/>
      <text:p text:style-name="P12">la callback passée en paramètre de la fonction numGen est-elle exécutée de façon synchrone ou <text:span text:style-name="T63">bien </text:span>asynchrone ? <text:span text:style-name="T47">Expliquez.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5"><text:span text:style-name="T33">4 </text:span><text:span text:style-name="T26">- </text:span><text:span text:style-name="T36">Complétez la définition de la fonction </text:span><text:span text:style-name="T26">getXHR</text:span></text:p>
      <text:p text:style-name="P11"><text:span text:style-name="T24"><text:tab/></text:span>- qui réalise un appel AJAX</text:p>
      <text:p text:style-name="P11"><text:span text:style-name="T24"><text:tab/></text:span>- qui <text:span text:style-name="T23">appelle une fonction de callback une fois la donnée récupérée en la lui injectant</text:span></text:p>
      <text:p text:style-name="P3"/>
      <text:p text:style-name="P1"/>
      <text:p text:style-name="P2"><text:span text:style-name="T17">function</text:span> getXHR(url, callback) <text:span text:style-name="T17">{</text:span></text:p>
      <text:p text:style-name="P44"><text:span text:style-name="Source_20_Text"><text:span text:style-name="T2"><text:s text:c="4"/></text:span></text:span><text:span text:style-name="Source_20_Text"><text:span text:style-name="T16">var xhr = new XMLHttpRequest();</text:span></text:span></text:p>
      <text:p text:style-name="P2"><text:span text:style-name="T17"><text:s text:c="4"/>xhr.</text:span>open(<text:span text:style-name="T17">'GET'</text:span>, url);</text:p>
      <text:p text:style-name="P2"><text:s text:c="4"/><text:span text:style-name="T17">xhr.onload = function() {</text:span></text:p>
      <text:p text:style-name="P9"><text:s text:c="8"/><text:span text:style-name="T64">&lt;complétez&gt;</text:span></text:p>
      <text:p text:style-name="P9"><text:s text:c="4"/>};</text:p>
      <text:p text:style-name="P9"><text:s text:c="4"/>xhr.onerror = function() {</text:p>
      <text:p text:style-name="P9"><text:s text:c="8"/>var error = new Error(xhr.response);</text:p>
      <text:p text:style-name="P10"><text:s text:c="8"/><text:span text:style-name="T64">&lt;complétez&gt;</text:span></text:p>
      <text:p text:style-name="P9"><text:s text:c="4"/>}</text:p>
      <text:p text:style-name="P2"><text:s text:c="4"/><text:span text:style-name="T17">xhr.send()</text:span></text:p>
      <text:p text:style-name="P9">}</text:p>
      <text:p text:style-name="P14"><text:span text:style-name="Source_20_Text"><text:span text:style-name="T10"/></text:span></text:p>
      <text:p text:style-name="P14"><text:soft-page-break/><text:span text:style-name="Source_20_Text"><text:span text:style-name="T5">Note : </text:span></text:span><text:span text:style-name="Source_20_Text"><text:span text:style-name="T6">Une fois </text:span></text:span><text:span text:style-name="Source_20_Text"><text:span text:style-name="T9">l’événement</text:span></text:span><text:span text:style-name="Source_20_Text"><text:span text:style-name="T7"> load levée</text:span></text:span><text:span text:style-name="Source_20_Text"><text:span text:style-name="T6">, </text:span></text:span><text:span text:style-name="Source_20_Text"><text:span text:style-name="T7">la donnée </text:span></text:span><text:span text:style-name="Source_20_Text"><text:span text:style-name="T6">est disponible dans la propriété </text:span></text:span><text:span text:style-name="Source_20_Text"><text:span text:style-name="T15">response</text:span></text:span><text:span text:style-name="Source_20_Text"><text:span text:style-name="T6"> de l'objet </text:span></text:span><text:span text:style-name="Source_20_Text"><text:span text:style-name="T15">xhr</text:span></text:span><text:span text:style-name="Source_20_Text"><text:span text:style-name="T6">.</text:span></text:span></text:p>
      <text:p text:style-name="P2"><text:span text:style-name="Source_20_Text"><text:span text:style-name="T6"/></text:span></text:p>
      <text:p text:style-name="P2"><text:span text:style-name="Source_20_Text"><text:span text:style-name="T6"/></text:span></text:p>
      <text:p text:style-name="P8"><text:span text:style-name="Source_20_Text"><text:span text:style-name="T13">5 - </text:span></text:span><text:span text:style-name="Source_20_Text"><text:span text:style-name="T12">L’exécution</text:span></text:span><text:span text:style-name="Source_20_Text"><text:span text:style-name="T11"> de la fonction de callback dans l'appel suivant se fait-</text:span></text:span><text:span text:style-name="Source_20_Text"><text:span text:style-name="T14">elle</text:span></text:span><text:span text:style-name="Source_20_Text"><text:span text:style-name="T11"> de manière synchrone ou asynchrone ? Expliquez</text:span></text:span></text:p>
      <text:p text:style-name="P4"><text:span text:style-name="Source_20_Text"><text:span text:style-name="T6"/></text:span></text:p>
      <text:p text:style-name="P4"><text:span text:style-name="Source_20_Text"><text:span text:style-name="T6">getXHR(url, </text:span></text:span><text:span text:style-name="Source_20_Text"><text:span text:style-name="T8">function(err, data){</text:span></text:span></text:p>
      <text:p text:style-name="P4"><text:span text:style-name="Source_20_Text"><text:span text:style-name="T8"><text:s text:c="4"/>console.log(data);</text:span></text:span></text:p>
      <text:p text:style-name="P4"><text:span text:style-name="Source_20_Text"><text:span text:style-name="T8">}</text:span></text:span><text:span text:style-name="Source_20_Text"><text:span text:style-name="T6">)</text:span></text:span></text:p>
      <text:p text:style-name="P4"><text:span text:style-name="Source_20_Text"><text:span text:style-name="T4"/></text:span></text:p>
      <text:p text:style-name="P4"><text:span text:style-name="Source_20_Text"><text:span text:style-name="T4"/></text:span></text:p>
      <text:p text:style-name="P4"><text:span text:style-name="Source_20_Text"><text:span text:style-name="T4"/></text:span></text:p>
      <text:p text:style-name="P2"><text:span text:style-name="Source_20_Text"><text:span text:style-name="T3"/></text:span></text:p>
      <text:p text:style-name="P2"><text:span text:style-name="Source_20_Text"><text:span text:style-name="T3"/></text:span></text:p>
      <text:p text:style-name="P2"/>
      <text:p text:style-name="P12"><text:span text:style-name="T59">6</text:span> - En POO, qu'est ce qu'un constructeur ?</text:p>
      <text:p text:style-name="P32"/>
      <text:p text:style-name="P32"/>
      <text:p text:style-name="P32"/>
      <text:p text:style-name="P32"/>
      <text:p text:style-name="P32"/>
      <text:p text:style-name="P32"/>
      <text:p text:style-name="P6"><text:span text:style-name="T37">7</text:span><text:span text:style-name="T33"> - </text:span><text:span text:style-name="T26">Comment fait-on pour instancier un objet en javascript ?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6"><text:span text:style-name="T37">8</text:span><text:span text:style-name="T33"> - </text:span><text:span text:style-name="T26">qu'est ce que le DOM ?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13"><text:span text:style-name="T59">9 - D’où</text:span> provient l'objet "window" ?</text:p>
      <text:p text:style-name="P35"/>
      <text:p text:style-name="P35"/>
      <text:p text:style-name="P35"/>
      <text:p text:style-name="P35"/>
      <text:p text:style-name="P35"/>
      <text:p text:style-name="P35"/>
      <text:p text:style-name="P7"/>
      <text:p text:style-name="P29"><text:span text:style-name="T53">Partie 2 - </text:span>NodeJS</text:p>
      <text:p text:style-name="P15"/>
      <text:p text:style-name="P12"/>
      <text:p text:style-name="P12"><text:span text:style-name="T59">10 - </text:span>NodeJs <text:span text:style-name="T25">a-t-il accès au DOM </text:span>? <text:span text:style-name="T57">Si oui, comment ? sinon a quoi a t-il accès ?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6"><text:span text:style-name="T37">11</text:span><text:span text:style-name="T27"> - </text:span><text:span text:style-name="T26">Citez quelques modules intégrés </text:span><text:span text:style-name="T38">à NodeJS </text:span><text:span text:style-name="T29">vu</text:span><text:span text:style-name="T38">s</text:span><text:span text:style-name="T29"> en cours </text:span><text:span text:style-name="T26">et précisez leur </text:span><text:span text:style-name="T27">utilité</text:span><text:span text:style-name="T25">.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6"><text:span text:style-name="T27">1</text:span><text:span text:style-name="T37">2</text:span><text:span text:style-name="T27"> - </text:span><text:span text:style-name="T26">Quelle est la différence entre un module intégré et une libraire </text:span><text:span text:style-name="T32">tiers</text:span><text:span text:style-name="T26"> </text:span><text:soft-page-break/><text:span text:style-name="T39">gérée par</text:span><text:span text:style-name="T26"> npm ?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16"/>
      <text:p text:style-name="P28"><text:span text:style-name="T54">Partie 3 - </text:span>ExpressJS</text:p>
      <text:p text:style-name="P1"/>
      <text:p text:style-name="P1"/>
      <text:p text:style-name="P12"><text:span text:style-name="T41">13 - </text:span>Expresse JS est un <text:span text:style-name="T40">framework</text:span> qui permet de structurer une application suivant le modèle MVC. Rappelez le principe de ce pattern architectural</text:p>
      <text:p text:style-name="P32"/>
      <text:p text:style-name="P32"/>
      <text:p text:style-name="P32"/>
      <text:p text:style-name="P32"/>
      <text:p text:style-name="P32"/>
      <text:p text:style-name="P32"/>
      <text:p text:style-name="P13"><text:span text:style-name="T41">14 - </text:span>Qu'est ce qu'un middleware <text:span text:style-name="T41">dans </text:span>expressJS ? <text:span text:style-name="T46">Comment fait-on pour l'utiliser ?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43"><text:span text:style-name="T26">1</text:span><text:span text:style-name="T37">5</text:span><text:span text:style-name="T26"> – citez </text:span><text:span text:style-name="T35">le nom d'un</text:span><text:span text:style-name="T26"> middleware </text:span><text:span text:style-name="T35">vu en cours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6"><text:span text:style-name="T28">1</text:span><text:span text:style-name="T37">6</text:span><text:span text:style-name="T28"> - </text:span><text:span text:style-name="T26">Qu'est ce qu'une API HTTP. </text:span><text:span text:style-name="T28">A quoi cela sert-il</text:span><text:span text:style-name="T26"> ?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6"><text:span text:style-name="T28">1</text:span><text:span text:style-name="T37">7</text:span><text:span text:style-name="T28"> - </text:span><text:span text:style-name="T26">L'acronyme URL signifie Localisateur Uniforme de Ressource.</text:span></text:p>
      <text:p text:style-name="P12">Il identifie une ressource de <text:span text:style-name="T41">façon</text:span> <text:span text:style-name="T42">unique</text:span> sur le réseau et propose une <text:span text:style-name="T41">méthode</text:span> pour y accéder (le protoc<text:span text:style-name="T41">o</text:span>le)</text:p>
      <text:p text:style-name="P12">Il s'écrit sous la forme protocole://server/p/a/t/h/ressource</text:p>
      <text:p text:style-name="P12">(exemple: http://www.monsite.com/utilisateur/1)</text:p>
      <text:p text:style-name="P12">l'objet <text:span text:style-name="T18">res</text:span><text:span text:style-name="T19">ponse</text:span> d'express <text:span text:style-name="T41">propose</text:span> une fonction <text:span text:style-name="T18">format</text:span> <text:span text:style-name="T41">présentée en cours</text:span>.</text:p>
      <text:p text:style-name="P12"><text:span text:style-name="T43">Compte tenu de ce qui vient d'être énoncé, en quoi cette fonction </text:span><text:span text:style-name="T20">format</text:span><text:span text:style-name="T43"> peut se montrer pratique ?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23">1<text:span text:style-name="T59">8</text:span> – Commentez le code <text:span text:style-name="T58">suivant</text:span>:</text:p>
      <text:p text:style-name="P39"/>
      <text:p text:style-name="P40">var app = require('express')();</text:p>
      <text:p text:style-name="P40"/>
      <text:p text:style-name="P41">app.config('view engine', 'jade');</text:p>
      <text:p text:style-name="P41"/>
      <text:p text:style-name="P39">app.get('/<text:span text:style-name="T51">hello</text:span>', function(req, res){</text:p>
      <text:p text:style-name="P39"><text:s text:c="8"/>res.format({</text:p>
      <text:p text:style-name="P39"><text:soft-page-break/><text:s text:c="16"/>'text/plain': function() {</text:p>
      <text:p text:style-name="P39"><text:s text:c="24"/>res.send('h<text:span text:style-name="T51">ello</text:span>');</text:p>
      <text:p text:style-name="P39"><text:s text:c="16"/>},</text:p>
      <text:p text:style-name="P39"><text:s text:c="16"/>'text/html': function() {</text:p>
      <text:p text:style-name="P39"><text:s text:c="24"/>res.render('<text:span text:style-name="T51">hello</text:span>', {body: <text:span text:style-name="T52">'hello'</text:span>});</text:p>
      <text:p text:style-name="P39"><text:s text:c="16"/>},</text:p>
      <text:p text:style-name="P39"><text:s text:c="16"/>'application/json': function() {</text:p>
      <text:p text:style-name="P39"><text:s text:c="24"/>res.json({<text:span text:style-name="T51">greeting</text:span>: '<text:span text:style-name="T51">hello</text:span>'});</text:p>
      <text:p text:style-name="P39"><text:s text:c="16"/>}</text:p>
      <text:p text:style-name="P39"><text:s text:c="8"/>});</text:p>
      <text:p text:style-name="P39">});</text:p>
      <text:p text:style-name="P39"/>
      <text:p text:style-name="P12"/>
      <text:p text:style-name="P12"/>
      <text:p text:style-name="P24">1<text:span text:style-name="T59">9</text:span> – A quoi sert l'objet <text:span text:style-name="T22">Ro</text:span><text:span text:style-name="T18">uter </text:span><text:span text:style-name="T1">?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18"><text:span text:style-name="T59">20</text:span> – <text:span text:style-name="T45">Que fait la méthode </text:span><text:span text:style-name="T21">param</text:span><text:span text:style-name="T44"> de l'objet </text:span><text:span text:style-name="T21">Request</text:span><text:span text:style-name="T44"> ?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19"><text:span text:style-name="T59">21</text:span> – Commentez le code <text:span text:style-name="T61">suivant</text:span>:</text:p>
      <text:p text:style-name="P36"/>
      <text:p text:style-name="P37">var express = require('express');</text:p>
      <text:p text:style-name="P37">var path = require('path');</text:p>
      <text:p text:style-name="P37">var logger = require('morgan');</text:p>
      <text:p text:style-name="P37">var bodyParser = require('body-parser');</text:p>
      <text:p text:style-name="P37">var contacts = require('./routes/api/contacts');</text:p>
      <text:p text:style-name="P37">var app = express();</text:p>
      <text:p text:style-name="P37"/>
      <text:p text:style-name="P37">app.use(logger('dev'));</text:p>
      <text:p text:style-name="P37">app.use(bodyParser.json());</text:p>
      <text:p text:style-name="P37">app.use(bodyParser.urlencoded({ extended: false }));</text:p>
      <text:p text:style-name="P37">app.use(express.static(path.join(__dirname, 'public')));</text:p>
      <text:p text:style-name="P37">app.use('/api', contacts);</text:p>
      <text:p text:style-name="P37">app.use(function(req, res, next) {</text:p>
      <text:p text:style-name="P37"><text:s text:c="2"/>var err = new Error('Not Found');</text:p>
      <text:p text:style-name="P37"><text:s text:c="2"/>err.status = 404;</text:p>
      <text:p text:style-name="P37"><text:s text:c="2"/>next(err);</text:p>
      <text:p text:style-name="P37">});</text:p>
      <text:p text:style-name="P37"/>
      <text:p text:style-name="P37"/>
      <text:p text:style-name="P37">if (app.get('env') === 'development') {</text:p>
      <text:p text:style-name="P37"><text:s text:c="2"/>app.use(function(err, req, res, next) {</text:p>
      <text:p text:style-name="P37"><text:s text:c="4"/>res.status(err.status || 500);</text:p>
      <text:p text:style-name="P37"><text:s text:c="4"/>res.render('error', {</text:p>
      <text:p text:style-name="P37"><text:s text:c="6"/>message: err.message,</text:p>
      <text:p text:style-name="P37"><text:s text:c="6"/>error: err</text:p>
      <text:p text:style-name="P37"><text:s text:c="4"/>});</text:p>
      <text:p text:style-name="P37"><text:s text:c="2"/>});</text:p>
      <text:p text:style-name="P37">}</text:p>
      <text:p text:style-name="P37"/>
      <text:p text:style-name="P37">app.use(function(err, req, res, next) {</text:p>
      <text:p text:style-name="P37"><text:s text:c="2"/>res.status(err.status || 500);</text:p>
      <text:p text:style-name="P37"><text:s text:c="2"/>res.render('error', {</text:p>
      <text:p text:style-name="P37"><text:s text:c="4"/>message: err.message,</text:p>
      <text:p text:style-name="P37"><text:s text:c="4"/>error: {}</text:p>
      <text:p text:style-name="P37"><text:soft-page-break/><text:s text:c="2"/>});</text:p>
      <text:p text:style-name="P37">});</text:p>
      <text:p text:style-name="P37"/>
      <text:p text:style-name="P37">module.exports = app;</text:p>
      <text:p text:style-name="P36"/>
      <text:p text:style-name="P30"/>
      <text:p text:style-name="P30"/>
      <text:p text:style-name="P30"><text:span text:style-name="T54">Partie 4 - </text:span>Mongo<text:span text:style-name="T48">DB</text:span>/Mongoose</text:p>
      <text:p text:style-name="P33"/>
      <text:p text:style-name="P33"/>
      <text:p text:style-name="P20"><text:span text:style-name="T56">22</text:span> – <text:span text:style-name="T48">Comment sont organisées les données au sein d'une base de données orientée documents ?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21">2<text:span text:style-name="T59">3</text:span> – <text:span text:style-name="T49">Quel est l'avantage d'une base de données orientée documents sur une base de données relationnelle ?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><text:span text:style-name="T26">2</text:span><text:span text:style-name="T37">4</text:span><text:span text:style-name="T26"> – </text:span><text:span text:style-name="T30">Q</text:span><text:span text:style-name="T31">u</text:span><text:span text:style-name="T30">'est ce que l</text:span><text:span text:style-name="T31">e</text:span><text:span text:style-name="T30"> Mongo Sell ? Quel point commun a-t-il avec NodeJS ?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22">2<text:span text:style-name="T59">5</text:span> – <text:span text:style-name="T50">Qu'est ce qu'un ODM ? En quoi est-ce utile ?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17">2<text:span text:style-name="T59">6</text:span> – commentez le code qui suit</text:p>
      <text:p text:style-name="P33"/>
      <text:p text:style-name="P33"/>
      <text:p text:style-name="P38">var mongoose = require('mongoose');</text:p>
      <text:p text:style-name="P38">var Schema = mongoose.Schema;</text:p>
      <text:p text:style-name="P38"/>
      <text:p text:style-name="P38">var personSchema = new Schema({ firstName: String, lastName: String });</text:p>
      <text:p text:style-name="P38"/>
      <text:p text:style-name="P38">personSchema.virtual('fullName').get(function () {</text:p>
      <text:p text:style-name="P38"><text:s text:c="2"/>return this.firstName + ' ' + this.lastName;</text:p>
      <text:p text:style-name="P38">});</text:p>
      <text:p text:style-name="P38"/>
      <text:p text:style-name="P38">personSchema.methods.greeting = function () {</text:p>
      <text:p text:style-name="P38"><text:s text:c="2"/>console.log('Bonjour, je m\'appelle ' + this.fullName);</text:p>
      <text:p text:style-name="P38">};</text:p>
      <text:p text:style-name="P38"/>
      <text:p text:style-name="P38">var Person = mongoose.model('Person', personSchema);</text:p>
      <text:p text:style-name="P38"/>
      <text:p text:style-name="P38">var julien = new Person({ firstName: 'Julien', lastName: 'Colin' });</text:p>
      <text:p text:style-name="P38"/>
      <text:p text:style-name="P38">julien.greeting();</text:p>
      <text:p text:style-name="P33"/>
      <text:p text:style-name="P33"><text:soft-page-break/></text:p>
      <text:p text:style-name="P33"/>
      <text:p text:style-name="P20">2<text:span text:style-name="T59">7</text:span> – <text:span text:style-name="T55">Dans le code précédent, nous n'avons défini à aucun moment de connexion à une base de données. Cependant, il s’exécute correctement. A votre avis pourquoi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7T03:28:41.653268597</dc:date>
    <dc:creator>foad </dc:creator>
    <meta:editing-duration>PT2H32M29S</meta:editing-duration>
    <meta:editing-cycles>119</meta:editing-cycles>
    <meta:generator>LibreOffice/5.0.5.2$Linux_X86_64 LibreOffice_project/00m0$Build-2</meta:generator>
    <meta:document-statistic meta:table-count="0" meta:image-count="0" meta:object-count="0" meta:page-count="6" meta:paragraph-count="124" meta:word-count="702" meta:character-count="4957" meta:non-whitespace-character-count="4060"/>
  </office:meta>
</office:document-meta>
</file>